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ALCULATED VALUES FOR THE GROMACS PORTION OF INDYSCC 202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igand Entropy in the <text:span text:style-name="T1">Protein-Ligand</text:span> system according to Schlitter’s Method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in J/mol-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igand Entropy in the <text:span text:style-name="T1">Ligand-Only</text:span> system according to Schlitter’s Method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in J/mol-K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ΔΔG of binding for the <text:span text:style-name="T1">c-Met </text:span>system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in kcal/mol according to the <text:span text:style-name="T1">CGI </text:span>method</text:p>
          </table:table-cell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in kcal/mol according to the <text:span text:style-name="T1">BAR </text:span>metho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ΔΔG of binding for the MUP1 system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in kcal/mol according to the <text:span text:style-name="T1">CGI </text:span>method</text:p>
          </table:table-cell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in kcal/mol according to the <text:span text:style-name="T1">BAR </text:span>meth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1:08:00.271601469</meta:creation-date>
    <dc:date>2023-11-02T12:10:59.051242840</dc:date>
    <meta:editing-duration>PT42M38S</meta:editing-duration>
    <meta:editing-cycles>2</meta:editing-cycles>
    <meta:generator>LibreOffice/7.3.7.2$Linux_X86_64 LibreOffice_project/30$Build-2</meta:generator>
    <meta:document-statistic meta:table-count="1" meta:cell-count="11" meta:object-count="0"/>
  </office:meta>
</office:document-meta>
</file>